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107"/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Fluorecence yield</text:p>
          </table:table-cell>
          <table:table-cell table:style-name="ce1" office:value-type="string" calcext:value-type="string">
            <text:p>Energy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320" calcext:value-type="float">
            <text:p>1,32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680" calcext:value-type="float">
            <text:p>1,68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1520" calcext:value-type="float">
            <text:p>1,52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0.75" calcext:value-type="float">
            <text:p>7,50E-01</text:p>
          </table:table-cell>
          <table:table-cell office:value-type="float" office:value="1430" calcext:value-type="float">
            <text:p>1,43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3000" calcext:value-type="float">
            <text:p>3,00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0.775" calcext:value-type="float">
            <text:p>7,75E-01</text:p>
          </table:table-cell>
          <table:table-cell office:value-type="float" office:value="2280" calcext:value-type="float">
            <text:p>2,28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.02" calcext:value-type="float">
            <text:p>1,02E+00</text:p>
          </table:table-cell>
          <table:table-cell office:value-type="float" office:value="2240" calcext:value-type="float">
            <text:p>2,24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.51" calcext:value-type="float">
            <text:p>1,51E+00</text:p>
          </table:table-cell>
          <table:table-cell office:value-type="float" office:value="2020" calcext:value-type="float">
            <text:p>2,02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280" calcext:value-type="float">
            <text:p>2,8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800" calcext:value-type="float">
            <text:p>1,80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840" calcext:value-type="float">
            <text:p>8,4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700" calcext:value-type="float">
            <text:p>7,0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.02" calcext:value-type="float">
            <text:p>1,02E+00</text:p>
          </table:table-cell>
          <table:table-cell office:value-type="float" office:value="2450" calcext:value-type="float">
            <text:p>2,45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830" calcext:value-type="float">
            <text:p>8,3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810" calcext:value-type="float">
            <text:p>8,1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100" calcext:value-type="float">
            <text:p>2,10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270" calcext:value-type="float">
            <text:p>2,27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1000" calcext:value-type="float">
            <text:p>1,00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546" calcext:value-type="float">
            <text:p>5,4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828" calcext:value-type="float">
            <text:p>8,28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.02" calcext:value-type="float">
            <text:p>1,02E+00</text:p>
          </table:table-cell>
          <table:table-cell office:value-type="float" office:value="446" calcext:value-type="float">
            <text:p>4,4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.53" calcext:value-type="float">
            <text:p>1,53E+00</text:p>
          </table:table-cell>
          <table:table-cell office:value-type="float" office:value="604" calcext:value-type="float">
            <text:p>6,04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0.75" calcext:value-type="float">
            <text:p>7,50E-01</text:p>
          </table:table-cell>
          <table:table-cell office:value-type="float" office:value="296" calcext:value-type="float">
            <text:p>2,9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478" calcext:value-type="float">
            <text:p>4,78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698" calcext:value-type="float">
            <text:p>6,98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667" calcext:value-type="float">
            <text:p>6,6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0.75" calcext:value-type="float">
            <text:p>7,50E-01</text:p>
          </table:table-cell>
          <table:table-cell office:value-type="float" office:value="296" calcext:value-type="float">
            <text:p>2,9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9.13" calcext:value-type="float">
            <text:p>9,13E+00</text:p>
          </table:table-cell>
          <table:table-cell office:value-type="float" office:value="733" calcext:value-type="float">
            <text:p>7,3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2.2" calcext:value-type="float">
            <text:p>1,22E+01</text:p>
          </table:table-cell>
          <table:table-cell office:value-type="float" office:value="613" calcext:value-type="float">
            <text:p>6,1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0.75" calcext:value-type="float">
            <text:p>7,50E-01</text:p>
          </table:table-cell>
          <table:table-cell office:value-type="float" office:value="247" calcext:value-type="float">
            <text:p>2,4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395" calcext:value-type="float">
            <text:p>3,9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635" calcext:value-type="float">
            <text:p>6,3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462" calcext:value-type="float">
            <text:p>4,62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466" calcext:value-type="float">
            <text:p>4,6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295" calcext:value-type="float">
            <text:p>2,9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404" calcext:value-type="float">
            <text:p>4,04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643" calcext:value-type="float">
            <text:p>6,4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314" calcext:value-type="float">
            <text:p>3,14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457" calcext:value-type="float">
            <text:p>4,5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20" calcext:value-type="float">
            <text:p>2,2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227" calcext:value-type="float">
            <text:p>2,2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86.5" calcext:value-type="float">
            <text:p>8,65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23" calcext:value-type="float">
            <text:p>1,2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79" calcext:value-type="float">
            <text:p>1,7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46" calcext:value-type="float">
            <text:p>2,4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57" calcext:value-type="float">
            <text:p>1,5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632" calcext:value-type="float">
            <text:p>6,32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635" calcext:value-type="float">
            <text:p>6,3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612" calcext:value-type="float">
            <text:p>6,12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618" calcext:value-type="float">
            <text:p>6,18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795" calcext:value-type="float">
            <text:p>7,9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776" calcext:value-type="float">
            <text:p>7,7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0.85" calcext:value-type="float">
            <text:p>8,50E-01</text:p>
          </table:table-cell>
          <table:table-cell office:value-type="float" office:value="50.7" calcext:value-type="float">
            <text:p>5,07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75" calcext:value-type="float">
            <text:p>7,5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.15" calcext:value-type="float">
            <text:p>1,15E+00</text:p>
          </table:table-cell>
          <table:table-cell office:value-type="float" office:value="101" calcext:value-type="float">
            <text:p>1,01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129" calcext:value-type="float">
            <text:p>1,2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167" calcext:value-type="float">
            <text:p>1,6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91.6" calcext:value-type="float">
            <text:p>9,16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20.9" calcext:value-type="float">
            <text:p>2,09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36" calcext:value-type="float">
            <text:p>3,6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55" calcext:value-type="float">
            <text:p>5,5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94" calcext:value-type="float">
            <text:p>9,4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.05" calcext:value-type="float">
            <text:p>1,05E+00</text:p>
          </table:table-cell>
          <table:table-cell office:value-type="float" office:value="21.5" calcext:value-type="float">
            <text:p>2,15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5" calcext:value-type="float">
            <text:p>2,5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619" calcext:value-type="float">
            <text:p>6,1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663" calcext:value-type="float">
            <text:p>6,6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678" calcext:value-type="float">
            <text:p>6,78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8" calcext:value-type="float">
            <text:p>2,8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72.6" calcext:value-type="float">
            <text:p>7,26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380" calcext:value-type="float">
            <text:p>3,8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395" calcext:value-type="float">
            <text:p>3,9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519" calcext:value-type="float">
            <text:p>5,1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8.5" calcext:value-type="float">
            <text:p>8,50E+00</text:p>
          </table:table-cell>
          <table:table-cell office:value-type="float" office:value="597" calcext:value-type="float">
            <text:p>5,9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547" calcext:value-type="float">
            <text:p>5,4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656" calcext:value-type="float">
            <text:p>6,5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14.5" calcext:value-type="float">
            <text:p>1,45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6" calcext:value-type="float">
            <text:p>2,6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0.75" calcext:value-type="float">
            <text:p>7,50E-01</text:p>
          </table:table-cell>
          <table:table-cell office:value-type="float" office:value="9.14" calcext:value-type="float">
            <text:p>9,14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1" calcext:value-type="float">
            <text:p>2,1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52" calcext:value-type="float">
            <text:p>5,2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35.2" calcext:value-type="float">
            <text:p>3,52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0.935" calcext:value-type="float">
            <text:p>9,35E-01</text:p>
          </table:table-cell>
          <table:table-cell office:value-type="float" office:value="6.8" calcext:value-type="float">
            <text:p>6,8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04" calcext:value-type="float">
            <text:p>1,04E+00</text:p>
          </table:table-cell>
          <table:table-cell office:value-type="float" office:value="11" calcext:value-type="float">
            <text:p>1,1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17" calcext:value-type="float">
            <text:p>1,7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38" calcext:value-type="float">
            <text:p>3,8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4" calcext:value-type="float">
            <text:p>1,4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1" calcext:value-type="float">
            <text:p>1,1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429" calcext:value-type="float">
            <text:p>4,2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449" calcext:value-type="float">
            <text:p>4,4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490" calcext:value-type="float">
            <text:p>4,9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494" calcext:value-type="float">
            <text:p>4,94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9.5" calcext:value-type="float">
            <text:p>9,5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6.9" calcext:value-type="float">
            <text:p>1,69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29.6" calcext:value-type="float">
            <text:p>2,96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50.2" calcext:value-type="float">
            <text:p>5,02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8.94" calcext:value-type="float">
            <text:p>8,94E+00</text:p>
          </table:table-cell>
          <table:table-cell office:value-type="float" office:value="495" calcext:value-type="float">
            <text:p>4,9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0.9" calcext:value-type="float">
            <text:p>1,09E+01</text:p>
          </table:table-cell>
          <table:table-cell office:value-type="float" office:value="529" calcext:value-type="float">
            <text:p>5,2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10.5" calcext:value-type="float">
            <text:p>1,05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8.7" calcext:value-type="float">
            <text:p>1,87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31" calcext:value-type="float">
            <text:p>3,1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54" calcext:value-type="float">
            <text:p>5,4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4.9" calcext:value-type="float">
            <text:p>1,49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39" calcext:value-type="float">
            <text:p>3,9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500" calcext:value-type="float">
            <text:p>5,0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548" calcext:value-type="float">
            <text:p>5,48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604" calcext:value-type="float">
            <text:p>6,04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569" calcext:value-type="float">
            <text:p>5,6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6.8" calcext:value-type="float">
            <text:p>1,6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27.4" calcext:value-type="float">
            <text:p>2,74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7.6" calcext:value-type="float">
            <text:p>1,76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20.5" calcext:value-type="float">
            <text:p>2,05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31.1" calcext:value-type="float">
            <text:p>3,11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38.1" calcext:value-type="float">
            <text:p>3,81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42.5" calcext:value-type="float">
            <text:p>4,25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7.6" calcext:value-type="float">
            <text:p>7,6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42" calcext:value-type="float">
            <text:p>4,2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6.4" calcext:value-type="float">
            <text:p>6,4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9.5" calcext:value-type="float">
            <text:p>9,5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7.2" calcext:value-type="float">
            <text:p>1,72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6.5" calcext:value-type="float">
            <text:p>1,65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9.9" calcext:value-type="float">
            <text:p>1,99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24.7" calcext:value-type="float">
            <text:p>2,47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7.9" calcext:value-type="float">
            <text:p>2,79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33.4" calcext:value-type="float">
            <text:p>3,34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37.2" calcext:value-type="float">
            <text:p>3,72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8.94" calcext:value-type="float">
            <text:p>8,94E+00</text:p>
          </table:table-cell>
          <table:table-cell office:value-type="float" office:value="425" calcext:value-type="float">
            <text:p>4,2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0.9" calcext:value-type="float">
            <text:p>1,09E+01</text:p>
          </table:table-cell>
          <table:table-cell office:value-type="float" office:value="461" calcext:value-type="float">
            <text:p>4,61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9.2" calcext:value-type="float">
            <text:p>9,2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12.1" calcext:value-type="float">
            <text:p>1,21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6.6" calcext:value-type="float">
            <text:p>1,66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21" calcext:value-type="float">
            <text:p>2,1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26" calcext:value-type="float">
            <text:p>2,6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32" calcext:value-type="float">
            <text:p>3,2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39" calcext:value-type="float">
            <text:p>3,9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45" calcext:value-type="float">
            <text:p>4,5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6.02" calcext:value-type="float">
            <text:p>6,02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8.57" calcext:value-type="float">
            <text:p>8,57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1.3" calcext:value-type="float">
            <text:p>1,13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4.8" calcext:value-type="float">
            <text:p>1,4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8.8" calcext:value-type="float">
            <text:p>1,8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23.4" calcext:value-type="float">
            <text:p>2,34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7.8" calcext:value-type="float">
            <text:p>2,7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32.2" calcext:value-type="float">
            <text:p>3,22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6.48" calcext:value-type="float">
            <text:p>6,48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2.5" calcext:value-type="float">
            <text:p>1,25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20.8" calcext:value-type="float">
            <text:p>2,0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30.5" calcext:value-type="float">
            <text:p>3,05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6.25" calcext:value-type="float">
            <text:p>6,25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2.3" calcext:value-type="float">
            <text:p>1,23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20" calcext:value-type="float">
            <text:p>2,0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9.3" calcext:value-type="float">
            <text:p>2,93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409" calcext:value-type="float">
            <text:p>4,0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477" calcext:value-type="float">
            <text:p>4,7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524" calcext:value-type="float">
            <text:p>5,24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7.2" calcext:value-type="float">
            <text:p>7,2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353" calcext:value-type="float">
            <text:p>3,5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318" calcext:value-type="float">
            <text:p>3,18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8.5" calcext:value-type="float">
            <text:p>8,50E+00</text:p>
          </table:table-cell>
          <table:table-cell office:value-type="float" office:value="418" calcext:value-type="float">
            <text:p>4,18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362" calcext:value-type="float">
            <text:p>3,62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406" calcext:value-type="float">
            <text:p>4,0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0.5" calcext:value-type="float">
            <text:p>1,05E+01</text:p>
          </table:table-cell>
          <table:table-cell office:value-type="float" office:value="455" calcext:value-type="float">
            <text:p>4,5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454" calcext:value-type="float">
            <text:p>4,54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493" calcext:value-type="float">
            <text:p>4,9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8.94" calcext:value-type="float">
            <text:p>8,94E+00</text:p>
          </table:table-cell>
          <table:table-cell office:value-type="float" office:value="384" calcext:value-type="float">
            <text:p>3,84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0.9" calcext:value-type="float">
            <text:p>1,09E+01</text:p>
          </table:table-cell>
          <table:table-cell office:value-type="float" office:value="417" calcext:value-type="float">
            <text:p>4,1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6.2" calcext:value-type="float">
            <text:p>6,2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8.3" calcext:value-type="float">
            <text:p>8,3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1.6" calcext:value-type="float">
            <text:p>1,16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5.3" calcext:value-type="float">
            <text:p>1,53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8.2" calcext:value-type="float">
            <text:p>1,82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24" calcext:value-type="float">
            <text:p>2,4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7" calcext:value-type="float">
            <text:p>2,7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35" calcext:value-type="float">
            <text:p>3,5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75" calcext:value-type="float">
            <text:p>7,50E-01</text:p>
          </table:table-cell>
          <table:table-cell office:value-type="float" office:value="3.16" calcext:value-type="float">
            <text:p>3,16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85" calcext:value-type="float">
            <text:p>8,50E-01</text:p>
          </table:table-cell>
          <table:table-cell office:value-type="float" office:value="4.2" calcext:value-type="float">
            <text:p>4,2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95" calcext:value-type="float">
            <text:p>9,50E-01</text:p>
          </table:table-cell>
          <table:table-cell office:value-type="float" office:value="5.3" calcext:value-type="float">
            <text:p>5,3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0" calcext:value-type="float">
            <text:p>1,0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2.8" calcext:value-type="float">
            <text:p>1,2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6" calcext:value-type="float">
            <text:p>1,6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19.7" calcext:value-type="float">
            <text:p>1,97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3.8" calcext:value-type="float">
            <text:p>2,3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28.4" calcext:value-type="float">
            <text:p>2,84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4.35" calcext:value-type="float">
            <text:p>4,35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9.03" calcext:value-type="float">
            <text:p>9,03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5.1" calcext:value-type="float">
            <text:p>1,51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1.8" calcext:value-type="float">
            <text:p>2,1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2.85" calcext:value-type="float">
            <text:p>2,85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4.3" calcext:value-type="float">
            <text:p>4,3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6.17" calcext:value-type="float">
            <text:p>6,17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8.4" calcext:value-type="float">
            <text:p>8,4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1.1" calcext:value-type="float">
            <text:p>1,11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4.2" calcext:value-type="float">
            <text:p>1,42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17.8" calcext:value-type="float">
            <text:p>1,7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3.28" calcext:value-type="float">
            <text:p>3,28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5.13" calcext:value-type="float">
            <text:p>5,13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9.69" calcext:value-type="float">
            <text:p>9,69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6.4" calcext:value-type="float">
            <text:p>1,64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4.1" calcext:value-type="float">
            <text:p>2,41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74" calcext:value-type="float">
            <text:p>7,40E-01</text:p>
          </table:table-cell>
          <table:table-cell office:value-type="float" office:value="2.2" calcext:value-type="float">
            <text:p>2,2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935" calcext:value-type="float">
            <text:p>9,35E-01</text:p>
          </table:table-cell>
          <table:table-cell office:value-type="float" office:value="4.5" calcext:value-type="float">
            <text:p>4,5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04" calcext:value-type="float">
            <text:p>1,04E+00</text:p>
          </table:table-cell>
          <table:table-cell office:value-type="float" office:value="6.3" calcext:value-type="float">
            <text:p>6,3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14" calcext:value-type="float">
            <text:p>1,14E+00</text:p>
          </table:table-cell>
          <table:table-cell office:value-type="float" office:value="7.8" calcext:value-type="float">
            <text:p>7,8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9.4" calcext:value-type="float">
            <text:p>9,4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300" calcext:value-type="float">
            <text:p>3,0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7.5" calcext:value-type="float">
            <text:p>7,50E+00</text:p>
          </table:table-cell>
          <table:table-cell office:value-type="float" office:value="310" calcext:value-type="float">
            <text:p>3,1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7.8" calcext:value-type="float">
            <text:p>7,80E+00</text:p>
          </table:table-cell>
          <table:table-cell office:value-type="float" office:value="325" calcext:value-type="float">
            <text:p>3,2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8.2" calcext:value-type="float">
            <text:p>8,20E+00</text:p>
          </table:table-cell>
          <table:table-cell office:value-type="float" office:value="335" calcext:value-type="float">
            <text:p>3,3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8.4" calcext:value-type="float">
            <text:p>8,40E+00</text:p>
          </table:table-cell>
          <table:table-cell office:value-type="float" office:value="340" calcext:value-type="float">
            <text:p>3,4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8.5" calcext:value-type="float">
            <text:p>8,50E+00</text:p>
          </table:table-cell>
          <table:table-cell office:value-type="float" office:value="350" calcext:value-type="float">
            <text:p>3,5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8.8" calcext:value-type="float">
            <text:p>8,80E+00</text:p>
          </table:table-cell>
          <table:table-cell office:value-type="float" office:value="360" calcext:value-type="float">
            <text:p>3,6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365" calcext:value-type="float">
            <text:p>3,6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9.2" calcext:value-type="float">
            <text:p>9,20E+00</text:p>
          </table:table-cell>
          <table:table-cell office:value-type="float" office:value="370" calcext:value-type="float">
            <text:p>3,7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9.4" calcext:value-type="float">
            <text:p>9,40E+00</text:p>
          </table:table-cell>
          <table:table-cell office:value-type="float" office:value="375" calcext:value-type="float">
            <text:p>3,7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9.6" calcext:value-type="float">
            <text:p>9,60E+00</text:p>
          </table:table-cell>
          <table:table-cell office:value-type="float" office:value="375" calcext:value-type="float">
            <text:p>3,7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9.9" calcext:value-type="float">
            <text:p>9,90E+00</text:p>
          </table:table-cell>
          <table:table-cell office:value-type="float" office:value="370" calcext:value-type="float">
            <text:p>3,7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4.09" calcext:value-type="float">
            <text:p>4,09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7.11" calcext:value-type="float">
            <text:p>7,11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10.9" calcext:value-type="float">
            <text:p>1,09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14.7" calcext:value-type="float">
            <text:p>1,47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299" calcext:value-type="float">
            <text:p>2,9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290" calcext:value-type="float">
            <text:p>2,9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8.5" calcext:value-type="float">
            <text:p>8,50E+00</text:p>
          </table:table-cell>
          <table:table-cell office:value-type="float" office:value="346" calcext:value-type="float">
            <text:p>3,4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325" calcext:value-type="float">
            <text:p>3,2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379" calcext:value-type="float">
            <text:p>3,7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0.5" calcext:value-type="float">
            <text:p>1,05E+01</text:p>
          </table:table-cell>
          <table:table-cell office:value-type="float" office:value="362" calcext:value-type="float">
            <text:p>3,62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405" calcext:value-type="float">
            <text:p>4,0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425" calcext:value-type="float">
            <text:p>4,2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1.8" calcext:value-type="float">
            <text:p>1,8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2.8" calcext:value-type="float">
            <text:p>2,8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4.1" calcext:value-type="float">
            <text:p>4,1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6" calcext:value-type="float">
            <text:p>6,0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8" calcext:value-type="float">
            <text:p>8,0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0.7" calcext:value-type="float">
            <text:p>1,07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13.4" calcext:value-type="float">
            <text:p>1,34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6.3" calcext:value-type="float">
            <text:p>1,63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19.8" calcext:value-type="float">
            <text:p>1,9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8.94" calcext:value-type="float">
            <text:p>8,94E+00</text:p>
          </table:table-cell>
          <table:table-cell office:value-type="float" office:value="355" calcext:value-type="float">
            <text:p>3,55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0.9" calcext:value-type="float">
            <text:p>1,09E+01</text:p>
          </table:table-cell>
          <table:table-cell office:value-type="float" office:value="398" calcext:value-type="float">
            <text:p>3,98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2.9" calcext:value-type="float">
            <text:p>2,9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4.7" calcext:value-type="float">
            <text:p>4,7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6.4" calcext:value-type="float">
            <text:p>6,4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8.7" calcext:value-type="float">
            <text:p>8,7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1.6" calcext:value-type="float">
            <text:p>1,16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4.4" calcext:value-type="float">
            <text:p>1,44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18.2" calcext:value-type="float">
            <text:p>1,82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2" calcext:value-type="float">
            <text:p>2,2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26" calcext:value-type="float">
            <text:p>2,6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298" calcext:value-type="float">
            <text:p>2,98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357" calcext:value-type="float">
            <text:p>3,5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392" calcext:value-type="float">
            <text:p>3,92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72" calcext:value-type="float">
            <text:p>7,20E-01</text:p>
          </table:table-cell>
          <table:table-cell office:value-type="float" office:value="2.44" calcext:value-type="float">
            <text:p>2,44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81" calcext:value-type="float">
            <text:p>8,10E-01</text:p>
          </table:table-cell>
          <table:table-cell office:value-type="float" office:value="3.47" calcext:value-type="float">
            <text:p>3,47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4.7" calcext:value-type="float">
            <text:p>4,7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8.18" calcext:value-type="float">
            <text:p>8,18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31" calcext:value-type="float">
            <text:p>1,31E+00</text:p>
          </table:table-cell>
          <table:table-cell office:value-type="float" office:value="13" calcext:value-type="float">
            <text:p>1,3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52" calcext:value-type="float">
            <text:p>1,52E+00</text:p>
          </table:table-cell>
          <table:table-cell office:value-type="float" office:value="19.1" calcext:value-type="float">
            <text:p>1,91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75" calcext:value-type="float">
            <text:p>7,50E-01</text:p>
          </table:table-cell>
          <table:table-cell office:value-type="float" office:value="2.47" calcext:value-type="float">
            <text:p>2,47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875" calcext:value-type="float">
            <text:p>8,75E-01</text:p>
          </table:table-cell>
          <table:table-cell office:value-type="float" office:value="3.95" calcext:value-type="float">
            <text:p>3,95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6.01" calcext:value-type="float">
            <text:p>6,01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25" calcext:value-type="float">
            <text:p>1,25E+00</text:p>
          </table:table-cell>
          <table:table-cell office:value-type="float" office:value="11.9" calcext:value-type="float">
            <text:p>1,19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19.3" calcext:value-type="float">
            <text:p>1,93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1.49" calcext:value-type="float">
            <text:p>1,49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3.54" calcext:value-type="float">
            <text:p>3,54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5.33" calcext:value-type="float">
            <text:p>5,33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8.31" calcext:value-type="float">
            <text:p>8,31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14.1" calcext:value-type="float">
            <text:p>1,41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251" calcext:value-type="float">
            <text:p>2,51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281" calcext:value-type="float">
            <text:p>2,81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8.5" calcext:value-type="float">
            <text:p>8,50E+00</text:p>
          </table:table-cell>
          <table:table-cell office:value-type="float" office:value="323" calcext:value-type="float">
            <text:p>3,2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303" calcext:value-type="float">
            <text:p>3,0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337" calcext:value-type="float">
            <text:p>3,3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0.5" calcext:value-type="float">
            <text:p>1,05E+01</text:p>
          </table:table-cell>
          <table:table-cell office:value-type="float" office:value="339" calcext:value-type="float">
            <text:p>3,3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358" calcext:value-type="float">
            <text:p>3,58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382" calcext:value-type="float">
            <text:p>3,82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77" calcext:value-type="float">
            <text:p>7,70E-01</text:p>
          </table:table-cell>
          <table:table-cell office:value-type="float" office:value="2.6" calcext:value-type="float">
            <text:p>2,6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87" calcext:value-type="float">
            <text:p>8,70E-01</text:p>
          </table:table-cell>
          <table:table-cell office:value-type="float" office:value="3.8" calcext:value-type="float">
            <text:p>3,8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97" calcext:value-type="float">
            <text:p>9,70E-01</text:p>
          </table:table-cell>
          <table:table-cell office:value-type="float" office:value="5.3" calcext:value-type="float">
            <text:p>5,3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08" calcext:value-type="float">
            <text:p>1,08E+00</text:p>
          </table:table-cell>
          <table:table-cell office:value-type="float" office:value="7" calcext:value-type="float">
            <text:p>7,0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9.1" calcext:value-type="float">
            <text:p>9,1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11.4" calcext:value-type="float">
            <text:p>1,14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4" calcext:value-type="float">
            <text:p>1,4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16.6" calcext:value-type="float">
            <text:p>1,66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2.63" calcext:value-type="float">
            <text:p>2,63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6.42" calcext:value-type="float">
            <text:p>6,42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5.7" calcext:value-type="float">
            <text:p>1,57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1.61" calcext:value-type="float">
            <text:p>1,61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2.49" calcext:value-type="float">
            <text:p>2,49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3.61" calcext:value-type="float">
            <text:p>3,61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5.13" calcext:value-type="float">
            <text:p>5,13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7.38" calcext:value-type="float">
            <text:p>7,38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9.25" calcext:value-type="float">
            <text:p>9,25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12" calcext:value-type="float">
            <text:p>1,2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3.8" calcext:value-type="float">
            <text:p>1,3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16" calcext:value-type="float">
            <text:p>1,60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1.62" calcext:value-type="float">
            <text:p>1,62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2.52" calcext:value-type="float">
            <text:p>2,52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5.27" calcext:value-type="float">
            <text:p>5,27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8.77" calcext:value-type="float">
            <text:p>8,77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3.5" calcext:value-type="float">
            <text:p>1,35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58" calcext:value-type="float">
            <text:p>5,80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0.408" calcext:value-type="float">
            <text:p>4,08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927" calcext:value-type="float">
            <text:p>9,27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.32" calcext:value-type="float">
            <text:p>1,32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.37" calcext:value-type="float">
            <text:p>2,37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8" calcext:value-type="float">
            <text:p>8,00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2.9" calcext:value-type="float">
            <text:p>2,9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2.67" calcext:value-type="float">
            <text:p>2,67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0.364" calcext:value-type="float">
            <text:p>3,64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702" calcext:value-type="float">
            <text:p>7,02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.18" calcext:value-type="float">
            <text:p>1,18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.81" calcext:value-type="float">
            <text:p>1,81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0.144" calcext:value-type="float">
            <text:p>1,44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0.206" calcext:value-type="float">
            <text:p>2,06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0.332" calcext:value-type="float">
            <text:p>3,32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519" calcext:value-type="float">
            <text:p>5,19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0.726" calcext:value-type="float">
            <text:p>7,26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.03" calcext:value-type="float">
            <text:p>1,03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.52" calcext:value-type="float">
            <text:p>1,52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1.81" calcext:value-type="float">
            <text:p>1,81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0.0062" calcext:value-type="float">
            <text:p>6,200E-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14" calcext:value-type="float">
            <text:p>1,400E-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0.032" calcext:value-type="float">
            <text:p>3,200E-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0.059" calcext:value-type="float">
            <text:p>5,900E-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5.14" calcext:value-type="float">
            <text:p>5,14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8.7" calcext:value-type="float">
            <text:p>8,7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11.8" calcext:value-type="float">
            <text:p>1,180E+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0.811" calcext:value-type="float">
            <text:p>8,11E-01</text:p>
          </table:table-cell>
          <table:table-cell office:value-type="float" office:value="0.00601" calcext:value-type="float">
            <text:p>6,010E-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.02" calcext:value-type="float">
            <text:p>1,02E+00</text:p>
          </table:table-cell>
          <table:table-cell office:value-type="float" office:value="0.0162" calcext:value-type="float">
            <text:p>1,620E-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0.0332" calcext:value-type="float">
            <text:p>3,320E-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0.0579" calcext:value-type="float">
            <text:p>5,790E-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0.24" calcext:value-type="float">
            <text:p>2,40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0.26" calcext:value-type="float">
            <text:p>2,60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0.45" calcext:value-type="float">
            <text:p>4,50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0.58" calcext:value-type="float">
            <text:p>5,80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0.65" calcext:value-type="float">
            <text:p>6,50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0.82" calcext:value-type="float">
            <text:p>8,20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3" calcext:value-type="float">
            <text:p>1,30E+01</text:p>
          </table:table-cell>
          <table:table-cell office:value-type="float" office:value="1.06" calcext:value-type="float">
            <text:p>1,06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1.2" calcext:value-type="float">
            <text:p>1,20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000947" calcext:value-type="float">
            <text:p>9,47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0.000188" calcext:value-type="float">
            <text:p>1,88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0.000307" calcext:value-type="float">
            <text:p>3,07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0.000496" calcext:value-type="float">
            <text:p>4,96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0.000761" calcext:value-type="float">
            <text:p>7,61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0.00103" calcext:value-type="float">
            <text:p>1,030E-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00096" calcext:value-type="float">
            <text:p>9,60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0.00038" calcext:value-type="float">
            <text:p>3,80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0.0009" calcext:value-type="float">
            <text:p>9,00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0.75" calcext:value-type="float">
            <text:p>7,50E-01</text:p>
          </table:table-cell>
          <table:table-cell office:value-type="float" office:value="0.0000077" calcext:value-type="float">
            <text:p>7,700E-06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00094" calcext:value-type="float">
            <text:p>9,40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25" calcext:value-type="float">
            <text:p>1,25E+00</text:p>
          </table:table-cell>
          <table:table-cell office:value-type="float" office:value="0.00039" calcext:value-type="float">
            <text:p>3,90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0.00096" calcext:value-type="float">
            <text:p>9,60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7.5" calcext:value-type="float">
            <text:p>7,50E+00</text:p>
          </table:table-cell>
          <table:table-cell office:value-type="float" office:value="0.225" calcext:value-type="float">
            <text:p>2,25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0.246" calcext:value-type="float">
            <text:p>2,46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0.323" calcext:value-type="float">
            <text:p>3,23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0.412" calcext:value-type="float">
            <text:p>4,12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0.55" calcext:value-type="float">
            <text:p>5,50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0.675" calcext:value-type="float">
            <text:p>6,75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3" calcext:value-type="float">
            <text:p>1,30E+01</text:p>
          </table:table-cell>
          <table:table-cell office:value-type="float" office:value="0.803" calcext:value-type="float">
            <text:p>8,03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0.941" calcext:value-type="float">
            <text:p>9,41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5" calcext:value-type="float">
            <text:p>1,50E+01</text:p>
          </table:table-cell>
          <table:table-cell office:value-type="float" office:value="1.16" calcext:value-type="float">
            <text:p>1,160E+00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0.71" calcext:value-type="float">
            <text:p>7,10E-01</text:p>
          </table:table-cell>
          <table:table-cell office:value-type="float" office:value="0.00000437" calcext:value-type="float">
            <text:p>4,370E-06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0.76" calcext:value-type="float">
            <text:p>7,60E-01</text:p>
          </table:table-cell>
          <table:table-cell office:value-type="float" office:value="0.00000877" calcext:value-type="float">
            <text:p>8,770E-06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0.82" calcext:value-type="float">
            <text:p>8,20E-01</text:p>
          </table:table-cell>
          <table:table-cell office:value-type="float" office:value="0.0000175" calcext:value-type="float">
            <text:p>1,75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0.0000389" calcext:value-type="float">
            <text:p>3,89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000894" calcext:value-type="float">
            <text:p>8,94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25" calcext:value-type="float">
            <text:p>1,25E+00</text:p>
          </table:table-cell>
          <table:table-cell office:value-type="float" office:value="0.000386" calcext:value-type="float">
            <text:p>3,86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0.00105" calcext:value-type="float">
            <text:p>1,050E-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0.75" calcext:value-type="float">
            <text:p>7,50E-01</text:p>
          </table:table-cell>
          <table:table-cell office:value-type="float" office:value="0.0000026" calcext:value-type="float">
            <text:p>2,600E-06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00061" calcext:value-type="float">
            <text:p>6,10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.25" calcext:value-type="float">
            <text:p>1,25E+00</text:p>
          </table:table-cell>
          <table:table-cell office:value-type="float" office:value="0.00024" calcext:value-type="float">
            <text:p>2,40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0.00066" calcext:value-type="float">
            <text:p>6,60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7.5" calcext:value-type="float">
            <text:p>7,50E+00</text:p>
          </table:table-cell>
          <table:table-cell office:value-type="float" office:value="0.157" calcext:value-type="float">
            <text:p>1,57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0.186" calcext:value-type="float">
            <text:p>1,86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0.241" calcext:value-type="float">
            <text:p>2,41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0.298" calcext:value-type="float">
            <text:p>2,98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0.399" calcext:value-type="float">
            <text:p>3,99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0.478" calcext:value-type="float">
            <text:p>4,78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3" calcext:value-type="float">
            <text:p>1,30E+01</text:p>
          </table:table-cell>
          <table:table-cell office:value-type="float" office:value="0.568" calcext:value-type="float">
            <text:p>5,68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0.675" calcext:value-type="float">
            <text:p>6,75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0.75" calcext:value-type="float">
            <text:p>7,50E-01</text:p>
          </table:table-cell>
          <table:table-cell office:value-type="float" office:value="0.0000018" calcext:value-type="float">
            <text:p>1,800E-06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00054" calcext:value-type="float">
            <text:p>5,40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1.25" calcext:value-type="float">
            <text:p>1,25E+00</text:p>
          </table:table-cell>
          <table:table-cell office:value-type="float" office:value="0.00024" calcext:value-type="float">
            <text:p>2,40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0.0006" calcext:value-type="float">
            <text:p>6,00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0.0702" calcext:value-type="float">
            <text:p>7,020E-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0.106" calcext:value-type="float">
            <text:p>1,06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0.128" calcext:value-type="float">
            <text:p>1,28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0.161" calcext:value-type="float">
            <text:p>1,61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0.202" calcext:value-type="float">
            <text:p>2,02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0.238" calcext:value-type="float">
            <text:p>2,38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3" calcext:value-type="float">
            <text:p>1,30E+01</text:p>
          </table:table-cell>
          <table:table-cell office:value-type="float" office:value="0.275" calcext:value-type="float">
            <text:p>2,75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0.295" calcext:value-type="float">
            <text:p>2,95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7.2" calcext:value-type="float">
            <text:p>7,20E+00</text:p>
          </table:table-cell>
          <table:table-cell office:value-type="float" office:value="0.0769" calcext:value-type="float">
            <text:p>7,690E-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8.8" calcext:value-type="float">
            <text:p>8,80E+00</text:p>
          </table:table-cell>
          <table:table-cell office:value-type="float" office:value="0.107" calcext:value-type="float">
            <text:p>1,07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0.1" calcext:value-type="float">
            <text:p>1,01E+01</text:p>
          </table:table-cell>
          <table:table-cell office:value-type="float" office:value="0.195" calcext:value-type="float">
            <text:p>1,950E-01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0.000105" calcext:value-type="float">
            <text:p>1,05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0.000153" calcext:value-type="float">
            <text:p>1,53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.25" calcext:value-type="float">
            <text:p>1,25E+00</text:p>
          </table:table-cell>
          <table:table-cell office:value-type="float" office:value="0.000036" calcext:value-type="float">
            <text:p>3,60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0.00013" calcext:value-type="float">
            <text:p>1,300E-04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0.0000167" calcext:value-type="float">
            <text:p>1,67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0.0000312" calcext:value-type="float">
            <text:p>3,12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0.0000535" calcext:value-type="float">
            <text:p>5,35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0.0000859" calcext:value-type="float">
            <text:p>8,590E-05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3379" calcext:value-type="float">
            <text:p>3,37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4285" calcext:value-type="float">
            <text:p>4,285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5186" calcext:value-type="float">
            <text:p>5,186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6063" calcext:value-type="float">
            <text:p>6,063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6904" calcext:value-type="float">
            <text:p>6,904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7701" calcext:value-type="float">
            <text:p>7,701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9153" calcext:value-type="float">
            <text:p>9,153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15450" calcext:value-type="float">
            <text:p>1,545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14880" calcext:value-type="float">
            <text:p>1,488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14290" calcext:value-type="float">
            <text:p>1,429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13710" calcext:value-type="float">
            <text:p>1,371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13160" calcext:value-type="float">
            <text:p>1,316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12630" calcext:value-type="float">
            <text:p>1,263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3" calcext:value-type="float">
            <text:p>6,300E-02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11670" calcext:value-type="float">
            <text:p>1,167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0.2" calcext:value-type="float">
            <text:p>2,00E-01</text:p>
          </table:table-cell>
          <table:table-cell office:value-type="float" office:value="6775000" calcext:value-type="float">
            <text:p>6,775E+06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0.3" calcext:value-type="float">
            <text:p>3,00E-01</text:p>
          </table:table-cell>
          <table:table-cell office:value-type="float" office:value="6634000" calcext:value-type="float">
            <text:p>6,634E+06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0.4" calcext:value-type="float">
            <text:p>4,00E-01</text:p>
          </table:table-cell>
          <table:table-cell office:value-type="float" office:value="6174000" calcext:value-type="float">
            <text:p>6,174E+06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0.5" calcext:value-type="float">
            <text:p>5,00E-01</text:p>
          </table:table-cell>
          <table:table-cell office:value-type="float" office:value="5689000" calcext:value-type="float">
            <text:p>5,689E+06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0.6" calcext:value-type="float">
            <text:p>6,00E-01</text:p>
          </table:table-cell>
          <table:table-cell office:value-type="float" office:value="5245000" calcext:value-type="float">
            <text:p>5,245E+06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4855000" calcext:value-type="float">
            <text:p>4,855E+06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4516000" calcext:value-type="float">
            <text:p>4,516E+06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4219000" calcext:value-type="float">
            <text:p>4,219E+06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3960000" calcext:value-type="float">
            <text:p>3,960E+06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3732000" calcext:value-type="float">
            <text:p>3,732E+06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0033" calcext:value-type="float">
            <text:p>3,300E-04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3530000" calcext:value-type="float">
            <text:p>3,530E+06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962600" calcext:value-type="float">
            <text:p>9,626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946700" calcext:value-type="float">
            <text:p>9,467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925200" calcext:value-type="float">
            <text:p>9,252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900800" calcext:value-type="float">
            <text:p>9,008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875100" calcext:value-type="float">
            <text:p>8,751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849200" calcext:value-type="float">
            <text:p>8,492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28" calcext:value-type="float">
            <text:p>2,800E-03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798800" calcext:value-type="float">
            <text:p>7,988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05048" calcext:value-type="float">
            <text:p>5,048E-03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451900" calcext:value-type="float">
            <text:p>4,519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05048" calcext:value-type="float">
            <text:p>5,048E-03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459100" calcext:value-type="float">
            <text:p>4,591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05048" calcext:value-type="float">
            <text:p>5,048E-03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460800" calcext:value-type="float">
            <text:p>4,608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05048" calcext:value-type="float">
            <text:p>5,048E-03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458700" calcext:value-type="float">
            <text:p>4,587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05048" calcext:value-type="float">
            <text:p>5,048E-03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454100" calcext:value-type="float">
            <text:p>4,541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05048" calcext:value-type="float">
            <text:p>5,048E-03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447800" calcext:value-type="float">
            <text:p>4,478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05048" calcext:value-type="float">
            <text:p>5,048E-03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432500" calcext:value-type="float">
            <text:p>4,325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083" calcext:value-type="float">
            <text:p>8,300E-03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234800" calcext:value-type="float">
            <text:p>2,348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083" calcext:value-type="float">
            <text:p>8,300E-03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245700" calcext:value-type="float">
            <text:p>2,457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083" calcext:value-type="float">
            <text:p>8,300E-03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252700" calcext:value-type="float">
            <text:p>2,527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083" calcext:value-type="float">
            <text:p>8,300E-03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56800" calcext:value-type="float">
            <text:p>2,568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083" calcext:value-type="float">
            <text:p>8,300E-03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258900" calcext:value-type="float">
            <text:p>2,589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083" calcext:value-type="float">
            <text:p>8,300E-03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259300" calcext:value-type="float">
            <text:p>2,593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083" calcext:value-type="float">
            <text:p>8,300E-03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57000" calcext:value-type="float">
            <text:p>2,570E+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023" calcext:value-type="float">
            <text:p>2,300E-02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36600" calcext:value-type="float">
            <text:p>3,660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023" calcext:value-type="float">
            <text:p>2,300E-02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41700" calcext:value-type="float">
            <text:p>4,170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023" calcext:value-type="float">
            <text:p>2,300E-02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46050" calcext:value-type="float">
            <text:p>4,605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023" calcext:value-type="float">
            <text:p>2,3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49740" calcext:value-type="float">
            <text:p>4,974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023" calcext:value-type="float">
            <text:p>2,300E-02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52850" calcext:value-type="float">
            <text:p>5,285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023" calcext:value-type="float">
            <text:p>2,300E-02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55450" calcext:value-type="float">
            <text:p>5,545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023" calcext:value-type="float">
            <text:p>2,3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59410" calcext:value-type="float">
            <text:p>5,941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19780" calcext:value-type="float">
            <text:p>1,978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23180" calcext:value-type="float">
            <text:p>2,318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26230" calcext:value-type="float">
            <text:p>2,623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8920" calcext:value-type="float">
            <text:p>2,892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31280" calcext:value-type="float">
            <text:p>3,128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33350" calcext:value-type="float">
            <text:p>3,335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36690" calcext:value-type="float">
            <text:p>3,669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35270" calcext:value-type="float">
            <text:p>3,527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33060" calcext:value-type="float">
            <text:p>3,306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506" calcext:value-type="float">
            <text:p>5,0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577" calcext:value-type="float">
            <text:p>5,7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642" calcext:value-type="float">
            <text:p>6,42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727" calcext:value-type="float">
            <text:p>7,27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773" calcext:value-type="float">
            <text:p>7,7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1.31" calcext:value-type="float">
            <text:p>1,31E+00</text:p>
          </table:table-cell>
          <table:table-cell office:value-type="float" office:value="879" calcext:value-type="float">
            <text:p>8,7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946" calcext:value-type="float">
            <text:p>9,46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3" calcext:value-type="float">
            <text:p>3,000E-02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1030" calcext:value-type="float">
            <text:p>1,030E+03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10860" calcext:value-type="float">
            <text:p>1,086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13080" calcext:value-type="float">
            <text:p>1,308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15150" calcext:value-type="float">
            <text:p>1,515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7040" calcext:value-type="float">
            <text:p>1,704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8760" calcext:value-type="float">
            <text:p>1,876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20310" calcext:value-type="float">
            <text:p>2,031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2930" calcext:value-type="float">
            <text:p>2,293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26550" calcext:value-type="float">
            <text:p>2,655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25100" calcext:value-type="float">
            <text:p>2,510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23750" calcext:value-type="float">
            <text:p>2,375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39" calcext:value-type="float">
            <text:p>3,900E-02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22520" calcext:value-type="float">
            <text:p>2,252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6037" calcext:value-type="float">
            <text:p>6,03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7467" calcext:value-type="float">
            <text:p>7,46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8843" calcext:value-type="float">
            <text:p>8,843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0140" calcext:value-type="float">
            <text:p>1,014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1360" calcext:value-type="float">
            <text:p>1,136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2480" calcext:value-type="float">
            <text:p>1,248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4460" calcext:value-type="float">
            <text:p>1,446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20190" calcext:value-type="float">
            <text:p>2,019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19270" calcext:value-type="float">
            <text:p>1,927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18360" calcext:value-type="float">
            <text:p>1,836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17510" calcext:value-type="float">
            <text:p>1,751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16710" calcext:value-type="float">
            <text:p>1,671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05" calcext:value-type="float">
            <text:p>5,000E-02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15980" calcext:value-type="float">
            <text:p>1,598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1962" calcext:value-type="float">
            <text:p>1,962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2544" calcext:value-type="float">
            <text:p>2,544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3139" calcext:value-type="float">
            <text:p>3,13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3733" calcext:value-type="float">
            <text:p>3,733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4316" calcext:value-type="float">
            <text:p>4,316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4880" calcext:value-type="float">
            <text:p>4,880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5937" calcext:value-type="float">
            <text:p>5,93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12010" calcext:value-type="float">
            <text:p>1,201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11680" calcext:value-type="float">
            <text:p>1,168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11310" calcext:value-type="float">
            <text:p>1,131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10930" calcext:value-type="float">
            <text:p>1,093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10540" calcext:value-type="float">
            <text:p>1,054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10160" calcext:value-type="float">
            <text:p>1,016E+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8" calcext:value-type="float">
            <text:p>7,800E-02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9462" calcext:value-type="float">
            <text:p>9,462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363" calcext:value-type="float">
            <text:p>3,6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.5" calcext:value-type="float">
            <text:p>1,50E+00</text:p>
          </table:table-cell>
          <table:table-cell office:value-type="float" office:value="374" calcext:value-type="float">
            <text:p>3,74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80" calcext:value-type="float">
            <text:p>8,00E+01</text:p>
          </table:table-cell>
          <table:table-cell office:value-type="float" office:value="163" calcext:value-type="float">
            <text:p>1,63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64" calcext:value-type="float">
            <text:p>2,64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280" calcext:value-type="float">
            <text:p>2,8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331" calcext:value-type="float">
            <text:p>3,31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69" calcext:value-type="float">
            <text:p>2,69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.3" calcext:value-type="float">
            <text:p>1,30E+00</text:p>
          </table:table-cell>
          <table:table-cell office:value-type="float" office:value="400" calcext:value-type="float">
            <text:p>4,000E+02</text:p>
          </table:table-cell>
          <table:table-cell office:value-type="string" calcext:value-type="string">
            <text:p>Lapicki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1149" calcext:value-type="float">
            <text:p>1,14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1521" calcext:value-type="float">
            <text:p>1,521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1912" calcext:value-type="float">
            <text:p>1,912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311" calcext:value-type="float">
            <text:p>2,311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2711" calcext:value-type="float">
            <text:p>2,711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3107" calcext:value-type="float">
            <text:p>3,10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3867" calcext:value-type="float">
            <text:p>3,86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9368" calcext:value-type="float">
            <text:p>9,368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9206" calcext:value-type="float">
            <text:p>9,206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8987" calcext:value-type="float">
            <text:p>8,98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8739" calcext:value-type="float">
            <text:p>8,73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8480" calcext:value-type="float">
            <text:p>8,480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8218" calcext:value-type="float">
            <text:p>8,218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97" calcext:value-type="float">
            <text:p>9,700E-02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7710" calcext:value-type="float">
            <text:p>7,710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406.5" calcext:value-type="float">
            <text:p>4,065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558.6" calcext:value-type="float">
            <text:p>5,586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726.1" calcext:value-type="float">
            <text:p>7,261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904.7" calcext:value-type="float">
            <text:p>9,047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091" calcext:value-type="float">
            <text:p>1,091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281" calcext:value-type="float">
            <text:p>1,281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666" calcext:value-type="float">
            <text:p>1,666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5762" calcext:value-type="float">
            <text:p>5,762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5779" calcext:value-type="float">
            <text:p>5,77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5738" calcext:value-type="float">
            <text:p>5,738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5659" calcext:value-type="float">
            <text:p>5,65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5558" calcext:value-type="float">
            <text:p>5,558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5442" calcext:value-type="float">
            <text:p>5,442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4" calcext:value-type="float">
            <text:p>1,40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5192" calcext:value-type="float">
            <text:p>5,192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247.3" calcext:value-type="float">
            <text:p>2,473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345.5" calcext:value-type="float">
            <text:p>3,455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455.8" calcext:value-type="float">
            <text:p>4,558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575.7" calcext:value-type="float">
            <text:p>5,757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702.8" calcext:value-type="float">
            <text:p>7,028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834.9" calcext:value-type="float">
            <text:p>8,349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107" calcext:value-type="float">
            <text:p>1,10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4550" calcext:value-type="float">
            <text:p>4,550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4611" calcext:value-type="float">
            <text:p>4,611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4618" calcext:value-type="float">
            <text:p>4,618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4587" calcext:value-type="float">
            <text:p>4,58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4533" calcext:value-type="float">
            <text:p>4,533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4462" calcext:value-type="float">
            <text:p>4,462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163" calcext:value-type="float">
            <text:p>1,63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4295" calcext:value-type="float">
            <text:p>4,295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39.81" calcext:value-type="float">
            <text:p>3,981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58.62" calcext:value-type="float">
            <text:p>5,862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81.14" calcext:value-type="float">
            <text:p>8,114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01" calcext:value-type="float">
            <text:p>1,010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36.2" calcext:value-type="float">
            <text:p>1,362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68" calcext:value-type="float">
            <text:p>1,680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38.5" calcext:value-type="float">
            <text:p>2,385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1847" calcext:value-type="float">
            <text:p>1,84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1949" calcext:value-type="float">
            <text:p>1,94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2019" calcext:value-type="float">
            <text:p>2,01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2064" calcext:value-type="float">
            <text:p>2,064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2091" calcext:value-type="float">
            <text:p>2,091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2104" calcext:value-type="float">
            <text:p>2,104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275" calcext:value-type="float">
            <text:p>2,75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2099" calcext:value-type="float">
            <text:p>2,09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26.11" calcext:value-type="float">
            <text:p>2,611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38.86" calcext:value-type="float">
            <text:p>3,886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54.32" calcext:value-type="float">
            <text:p>5,432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72.36" calcext:value-type="float">
            <text:p>7,236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92.78" calcext:value-type="float">
            <text:p>9,278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15.4" calcext:value-type="float">
            <text:p>1,154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66.2" calcext:value-type="float">
            <text:p>1,662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1487" calcext:value-type="float">
            <text:p>1,48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1585" calcext:value-type="float">
            <text:p>1,585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1655" calcext:value-type="float">
            <text:p>1,655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1704" calcext:value-type="float">
            <text:p>1,704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1737" calcext:value-type="float">
            <text:p>1,73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1757" calcext:value-type="float">
            <text:p>1,75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308" calcext:value-type="float">
            <text:p>3,08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1769" calcext:value-type="float">
            <text:p>1,76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17.32" calcext:value-type="float">
            <text:p>1,732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26.03" calcext:value-type="float">
            <text:p>2,603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36.72" calcext:value-type="float">
            <text:p>3,672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49.32" calcext:value-type="float">
            <text:p>4,932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63.74" calcext:value-type="float">
            <text:p>6,374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79.86" calcext:value-type="float">
            <text:p>7,986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116.6" calcext:value-type="float">
            <text:p>1,166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1200" calcext:value-type="float">
            <text:p>1,200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1291" calcext:value-type="float">
            <text:p>1,291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1360" calcext:value-type="float">
            <text:p>1,360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1410" calcext:value-type="float">
            <text:p>1,410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1446" calcext:value-type="float">
            <text:p>1,446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1471" calcext:value-type="float">
            <text:p>1,471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4" calcext:value-type="float">
            <text:p>3,40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1494" calcext:value-type="float">
            <text:p>1,494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11.6" calcext:value-type="float">
            <text:p>1,160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17.6" calcext:value-type="float">
            <text:p>1,760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25.04" calcext:value-type="float">
            <text:p>2,504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33.9" calcext:value-type="float">
            <text:p>3,390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44.13" calcext:value-type="float">
            <text:p>4,413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55.67" calcext:value-type="float">
            <text:p>5,567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82.3" calcext:value-type="float">
            <text:p>8,230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970.4" calcext:value-type="float">
            <text:p>9,704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1054" calcext:value-type="float">
            <text:p>1,054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1119" calcext:value-type="float">
            <text:p>1,11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1169" calcext:value-type="float">
            <text:p>1,16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1206" calcext:value-type="float">
            <text:p>1,206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1233" calcext:value-type="float">
            <text:p>1,233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373" calcext:value-type="float">
            <text:p>3,73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1264" calcext:value-type="float">
            <text:p>1,264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7.877" calcext:value-type="float">
            <text:p>7,877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12.06" calcext:value-type="float">
            <text:p>1,206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17.29" calcext:value-type="float">
            <text:p>1,729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23.58" calcext:value-type="float">
            <text:p>2,358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30.91" calcext:value-type="float">
            <text:p>3,091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39.24" calcext:value-type="float">
            <text:p>3,924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58.69" calcext:value-type="float">
            <text:p>5,869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787.7" calcext:value-type="float">
            <text:p>7,877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863.7" calcext:value-type="float">
            <text:p>8,637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924.2" calcext:value-type="float">
            <text:p>9,242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971.7" calcext:value-type="float">
            <text:p>9,717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1009" calcext:value-type="float">
            <text:p>1,009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1037" calcext:value-type="float">
            <text:p>1,037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406" calcext:value-type="float">
            <text:p>4,06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1072" calcext:value-type="float">
            <text:p>1,072E+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5.396" calcext:value-type="float">
            <text:p>5,396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8.328" calcext:value-type="float">
            <text:p>8,328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12.03" calcext:value-type="float">
            <text:p>1,203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6.53" calcext:value-type="float">
            <text:p>1,653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21.81" calcext:value-type="float">
            <text:p>2,181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27.85" calcext:value-type="float">
            <text:p>2,785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42.12" calcext:value-type="float">
            <text:p>4,212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640.5" calcext:value-type="float">
            <text:p>6,405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708.8" calcext:value-type="float">
            <text:p>7,088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764.4" calcext:value-type="float">
            <text:p>7,644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809.2" calcext:value-type="float">
            <text:p>8,092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844.9" calcext:value-type="float">
            <text:p>8,449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873" calcext:value-type="float">
            <text:p>8,730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44" calcext:value-type="float">
            <text:p>4,40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911.2" calcext:value-type="float">
            <text:p>9,112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3.715" calcext:value-type="float">
            <text:p>3,715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5.782" calcext:value-type="float">
            <text:p>5,782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8.414" calcext:value-type="float">
            <text:p>8,414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1.63" calcext:value-type="float">
            <text:p>1,163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5.44" calcext:value-type="float">
            <text:p>1,544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9.84" calcext:value-type="float">
            <text:p>1,984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30.32" calcext:value-type="float">
            <text:p>3,032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521.1" calcext:value-type="float">
            <text:p>5,211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582" calcext:value-type="float">
            <text:p>5,820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632.6" calcext:value-type="float">
            <text:p>6,326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674.2" calcext:value-type="float">
            <text:p>6,742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708.1" calcext:value-type="float">
            <text:p>7,081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735.5" calcext:value-type="float">
            <text:p>7,355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47" calcext:value-type="float">
            <text:p>4,70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774.5" calcext:value-type="float">
            <text:p>7,745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0.3399" calcext:value-type="float">
            <text:p>3,399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0.5564" calcext:value-type="float">
            <text:p>5,564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0.8461" calcext:value-type="float">
            <text:p>8,461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1.216" calcext:value-type="float">
            <text:p>1,216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.673" calcext:value-type="float">
            <text:p>1,673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2.222" calcext:value-type="float">
            <text:p>2,222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3.605" calcext:value-type="float">
            <text:p>3,605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129.5" calcext:value-type="float">
            <text:p>1,295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153.6" calcext:value-type="float">
            <text:p>1,536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175.8" calcext:value-type="float">
            <text:p>1,758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195.9" calcext:value-type="float">
            <text:p>1,959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214" calcext:value-type="float">
            <text:p>2,140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230.2" calcext:value-type="float">
            <text:p>2,302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667" calcext:value-type="float">
            <text:p>6,67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257.4" calcext:value-type="float">
            <text:p>2,574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0.2483" calcext:value-type="float">
            <text:p>2,483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0.4094" calcext:value-type="float">
            <text:p>4,094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0.626" calcext:value-type="float">
            <text:p>6,260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9043" calcext:value-type="float">
            <text:p>9,043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1.249" calcext:value-type="float">
            <text:p>1,249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1.665" calcext:value-type="float">
            <text:p>1,665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2.721" calcext:value-type="float">
            <text:p>2,721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106.9" calcext:value-type="float">
            <text:p>1,069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127.8" calcext:value-type="float">
            <text:p>1,278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147.2" calcext:value-type="float">
            <text:p>1,472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165.1" calcext:value-type="float">
            <text:p>1,651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181.4" calcext:value-type="float">
            <text:p>1,814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196" calcext:value-type="float">
            <text:p>1,960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69" calcext:value-type="float">
            <text:p>6,90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221" calcext:value-type="float">
            <text:p>2,210E+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0.004349" calcext:value-type="float">
            <text:p>4,349E-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0.007987" calcext:value-type="float">
            <text:p>7,987E-03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0.01327" calcext:value-type="float">
            <text:p>1,327E-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2048" calcext:value-type="float">
            <text:p>2,048E-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0.0299" calcext:value-type="float">
            <text:p>2,990E-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0.0418" calcext:value-type="float">
            <text:p>4,180E-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0.07402" calcext:value-type="float">
            <text:p>7,402E-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7.578" calcext:value-type="float">
            <text:p>7,578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9.966" calcext:value-type="float">
            <text:p>9,966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12.5" calcext:value-type="float">
            <text:p>1,250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15.11" calcext:value-type="float">
            <text:p>1,511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17.77" calcext:value-type="float">
            <text:p>1,777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20.42" calcext:value-type="float">
            <text:p>2,042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884" calcext:value-type="float">
            <text:p>8,84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25.64" calcext:value-type="float">
            <text:p>2,564E+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0.7" calcext:value-type="float">
            <text:p>7,00E-01</text:p>
          </table:table-cell>
          <table:table-cell office:value-type="float" office:value="0.0000158" calcext:value-type="float">
            <text:p>1,580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0.00004338" calcext:value-type="float">
            <text:p>4,338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0.00009516" calcext:value-type="float">
            <text:p>9,516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001795" calcext:value-type="float">
            <text:p>1,795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0.0003042" calcext:value-type="float">
            <text:p>3,042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0.0004765" calcext:value-type="float">
            <text:p>4,765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0.0009899" calcext:value-type="float">
            <text:p>9,899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0.208" calcext:value-type="float">
            <text:p>2,080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0.2935" calcext:value-type="float">
            <text:p>2,935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0.396" calcext:value-type="float">
            <text:p>3,960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0.5075" calcext:value-type="float">
            <text:p>5,075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0.6341" calcext:value-type="float">
            <text:p>6,341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0.7724" calcext:value-type="float">
            <text:p>7,724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964" calcext:value-type="float">
            <text:p>9,64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1.079" calcext:value-type="float">
            <text:p>1,079E+00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0.00002393" calcext:value-type="float">
            <text:p>2,393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0.00005566" calcext:value-type="float">
            <text:p>5,566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001095" calcext:value-type="float">
            <text:p>1,095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0.0001914" calcext:value-type="float">
            <text:p>1,914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0.000307" calcext:value-type="float">
            <text:p>3,070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0.0006588" calcext:value-type="float">
            <text:p>6,588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0.1485" calcext:value-type="float">
            <text:p>1,485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0.21" calcext:value-type="float">
            <text:p>2,100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0.2823" calcext:value-type="float">
            <text:p>2,823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0.3648" calcext:value-type="float">
            <text:p>3,648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0.4571" calcext:value-type="float">
            <text:p>4,571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0.5583" calcext:value-type="float">
            <text:p>5,583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7" calcext:value-type="float">
            <text:p>9,67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0.7847" calcext:value-type="float">
            <text:p>7,847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0.8" calcext:value-type="float">
            <text:p>8,00E-01</text:p>
          </table:table-cell>
          <table:table-cell office:value-type="float" office:value="0.00001954" calcext:value-type="float">
            <text:p>1,954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0.9" calcext:value-type="float">
            <text:p>9,00E-01</text:p>
          </table:table-cell>
          <table:table-cell office:value-type="float" office:value="0.00004644" calcext:value-type="float">
            <text:p>4,644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0009276" calcext:value-type="float">
            <text:p>9,276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0.000164" calcext:value-type="float">
            <text:p>1,640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0.0002654" calcext:value-type="float">
            <text:p>2,654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0.0005763" calcext:value-type="float">
            <text:p>5,763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0.1332" calcext:value-type="float">
            <text:p>1,332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0.1884" calcext:value-type="float">
            <text:p>1,884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0.2535" calcext:value-type="float">
            <text:p>2,535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10" calcext:value-type="float">
            <text:p>1,00E+01</text:p>
          </table:table-cell>
          <table:table-cell table:style-name="ce1" office:value-type="float" office:value="0.3278" calcext:value-type="float">
            <text:p>3,28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0.411" calcext:value-type="float">
            <text:p>4,110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0.5025" calcext:value-type="float">
            <text:p>5,025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68" calcext:value-type="float">
            <text:p>9,68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0.774" calcext:value-type="float">
            <text:p>7,740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0002788" calcext:value-type="float">
            <text:p>2,788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0.00005428" calcext:value-type="float">
            <text:p>5,428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0.0000945" calcext:value-type="float">
            <text:p>9,450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0.0002273" calcext:value-type="float">
            <text:p>2,273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0.06517" calcext:value-type="float">
            <text:p>6,517E-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0.09228" calcext:value-type="float">
            <text:p>9,228E-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0.1243" calcext:value-type="float">
            <text:p>1,243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0.1612" calcext:value-type="float">
            <text:p>1,612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0.2027" calcext:value-type="float">
            <text:p>2,027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0.2487" calcext:value-type="float">
            <text:p>2,487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971" calcext:value-type="float">
            <text:p>9,71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0.3529" calcext:value-type="float">
            <text:p>3,529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" calcext:value-type="float">
            <text:p>1,00E+00</text:p>
          </table:table-cell>
          <table:table-cell office:value-type="float" office:value="0.0000194" calcext:value-type="float">
            <text:p>1,940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.1" calcext:value-type="float">
            <text:p>1,10E+00</text:p>
          </table:table-cell>
          <table:table-cell office:value-type="float" office:value="0.00003905" calcext:value-type="float">
            <text:p>3,905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.2" calcext:value-type="float">
            <text:p>1,20E+00</text:p>
          </table:table-cell>
          <table:table-cell office:value-type="float" office:value="0.00006973" calcext:value-type="float">
            <text:p>6,973E-05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.4" calcext:value-type="float">
            <text:p>1,40E+00</text:p>
          </table:table-cell>
          <table:table-cell office:value-type="float" office:value="0.0001738" calcext:value-type="float">
            <text:p>1,738E-04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7" calcext:value-type="float">
            <text:p>7,00E+00</text:p>
          </table:table-cell>
          <table:table-cell office:value-type="float" office:value="0.05392" calcext:value-type="float">
            <text:p>5,392E-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8" calcext:value-type="float">
            <text:p>8,00E+00</text:p>
          </table:table-cell>
          <table:table-cell office:value-type="float" office:value="0.07632" calcext:value-type="float">
            <text:p>7,632E-02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9" calcext:value-type="float">
            <text:p>9,00E+00</text:p>
          </table:table-cell>
          <table:table-cell office:value-type="float" office:value="0.1028" calcext:value-type="float">
            <text:p>1,028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0" calcext:value-type="float">
            <text:p>1,00E+01</text:p>
          </table:table-cell>
          <table:table-cell office:value-type="float" office:value="0.1333" calcext:value-type="float">
            <text:p>1,333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1" calcext:value-type="float">
            <text:p>1,10E+01</text:p>
          </table:table-cell>
          <table:table-cell office:value-type="float" office:value="0.1677" calcext:value-type="float">
            <text:p>1,677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2" calcext:value-type="float">
            <text:p>1,20E+01</text:p>
          </table:table-cell>
          <table:table-cell office:value-type="float" office:value="0.2058" calcext:value-type="float">
            <text:p>2,058E-01</text:p>
          </table:table-cell>
          <table:table-cell office:value-type="string" calcext:value-type="string">
            <text:p>ECPSS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72" calcext:value-type="float">
            <text:p>9,720E-01</text:p>
          </table:table-cell>
          <table:table-cell table:style-name="ce1" office:value-type="float" office:value="14" calcext:value-type="float">
            <text:p>1,40E+01</text:p>
          </table:table-cell>
          <table:table-cell office:value-type="float" office:value="0.2924" calcext:value-type="float">
            <text:p>2,924E-01</text:p>
          </table:table-cell>
          <table:table-cell office:value-type="string" calcext:value-type="string">
            <text:p>ECPSSR</text:p>
          </table:table-cell>
        </table:table-row>
        <table:table-row table:style-name="ro1" table:number-rows-repeated="104781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8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23T12:44:21.759000000</meta:creation-date>
    <dc:date>2025-01-20T15:07:48.932000000</dc:date>
    <meta:editing-duration>PT6H22M25S</meta:editing-duration>
    <meta:editing-cycles>48</meta:editing-cycles>
    <meta:generator>LibreOffice/7.1.8.1$Windows_X86_64 LibreOffice_project/e1f30c802c3269a1d052614453f260e49458c82c</meta:generator>
    <meta:document-statistic meta:table-count="1" meta:cell-count="3815" meta:object-count="0"/>
  </office:meta>
</office:document-meta>
</file>